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76542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6e81c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Text_20_body">
      <style:text-properties style:font-name="Ubuntu Light" fo:font-size="6pt" style:font-size-asian="5.25pt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Arial2"/>
    </style:style>
    <style:style style:name="P63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size="9pt" officeooo:rsid="0002ba08" style:font-size-asian="9pt" style:font-size-complex="9pt"/>
    </style:style>
    <style:style style:name="T2" style:family="text">
      <style:text-properties fo:font-size="9pt" officeooo:rsid="006dbc43" style:font-size-asian="9pt" style:font-size-complex="9pt"/>
    </style:style>
    <style:style style:name="T3" style:family="text">
      <style:text-properties fo:font-size="9pt" officeooo:rsid="006fb9aa" style:font-size-asian="9pt" style:font-size-complex="9pt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8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style:text-underline-style="none"/>
    </style:style>
    <style:style style:name="T11" style:family="text">
      <style:text-properties fo:font-size="7pt" officeooo:rsid="015c3c06" style:font-size-asian="7pt" style:font-size-complex="7pt"/>
    </style:style>
    <style:style style:name="T12" style:family="text">
      <style:text-properties fo:font-size="7pt" style:text-underline-style="none" style:font-size-asian="7pt" style:font-size-complex="7pt"/>
    </style:style>
    <style:style style:name="T13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2"><text:placeholder text:placeholder-type="text">&lt;get_language('CLIENTE', getLang())&gt;</text:placeholder></text:p>
          </table:table-cell>
          <table:table-cell table:style-name="Tabella3.B1" office:value-type="string">
            <text:p text:style-name="P32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3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28"><text:placeholder text:placeholder-type="text">&lt;get_language('SPETT.LE', getLang())&gt;</text:placeholder></text:p>
            <text:p text:style-name="P60"><text:placeholder text:placeholder-type="text">&lt;o.partner_id.name&gt;</text:placeholder></text:p>
            <text:p text:style-name="P6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4"><text:placeholder text:placeholder-type="text">&lt;o.partner_id.sql_customer_code&gt;</text:placeholder></text:p>
          </table:table-cell>
          <table:table-cell table:style-name="Tabella3.B2" office:value-type="string">
            <text:p text:style-name="P35"><text:span text:style-name="T9"><text:s/></text:span><text:span text:style-name="T12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4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3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3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7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5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30"/>
          </table:table-cell>
          <table:table-cell table:style-name="Tabella3.D1" office:value-type="string">
            <text:p text:style-name="P29"><text:span text:style-name="T10"><text:placeholder text:placeholder-type="text">&lt;o.partner_id.zip&gt;</text:placeholder></text:span><text:span text:style-name="T10"> </text:span><text:span text:style-name="T10"><text:placeholder text:placeholder-type="text">&lt;o.partner_id.city&gt;</text:placeholder></text:span><text:span text:style-name="T10"> </text:span><text:span text:style-name="T10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1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3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3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3"/>
          </table:table-cell>
          <table:table-cell table:style-name="Tabella3.D1" table:number-rows-spanned="2" table:number-columns-spanned="2" office:value-type="string">
            <text:p text:style-name="P13"><text:span text:style-name="T13"><text:placeholder text:placeholder-type="text">&lt;if test='o.destination_partner_id'&gt;</text:placeholder></text:span><text:placeholder text:placeholder-type="text">&lt;get_language('DESTINATARIO', getLang())&gt;</text:placeholder><text:span text:style-name="T13"><text:placeholder text:placeholder-type="text">&lt;/if&gt;</text:placeholder></text:span></text:p>
            <text:p text:style-name="P62"><text:placeholder text:placeholder-type="text">&lt;o.destination_partner_id.name&gt;</text:placeholder></text:p>
            <text:p text:style-name="P6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7"><text:placeholder text:placeholder-type="text">&lt;'%s' %(o.used_bank_id.bank_name) if o.used_bank_id else ''&gt;</text:placeholder></text:p>
            <text:p text:style-name="P58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3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0"/>
          </table:table-cell>
          <table:table-cell table:style-name="Tabella3.D1" office:value-type="string">
            <text:p text:style-name="P11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2"><text:placeholder text:placeholder-type="text">&lt;o.destination_partner_id.state_id.code&gt;</text:placeholder></text:p>
          </table:table-cell>
        </table:table-row>
      </table:table>
      <text:p text:style-name="P5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4">U.M.</text:p>
            </table:table-cell>
            <table:table-cell table:style-name="Tabella1.E1" office:value-type="string">
              <text:p text:style-name="P16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/>
          </table:table-cell>
          <table:table-cell table:style-name="Tabella1.B3" table:number-columns-spanned="2" office:value-type="string">
            <text:p text:style-name="P24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3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5"/>
          </table:table-cell>
          <table:table-cell table:style-name="Tabella1.B7" table:number-columns-spanned="2" office:value-type="string">
            <text:p text:style-name="P26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5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37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9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6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8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certified and company.fs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7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7"><text:placeholder text:placeholder-type="text">&lt;get_language('N.COLLI', getLang())&gt;</text:placeholder></text:p>
          </table:table-cell>
          <table:table-cell table:style-name="Tabella2.A1" office:value-type="string">
            <text:p text:style-name="P17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17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5"><text:placeholder text:placeholder-type="text">&lt;o.partner_id.phone&gt;</text:placeholder></text:p>
          </table:table-cell>
          <table:table-cell table:style-name="Tabella2.A2" office:value-type="string">
            <text:p text:style-name="P46"><text:placeholder text:placeholder-type="text">&lt;o.parcels&gt;</text:placeholder></text:p>
          </table:table-cell>
          <table:table-cell table:style-name="Tabella2.A2" office:value-type="string">
            <text:p text:style-name="P47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49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7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7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17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64"><text:span text:style-name="T8"><text:placeholder text:placeholder-type="text">&lt;get_language('MEZZO', getLang())&gt;</text:placeholder></text:span><text:span text:style-name="T11">: </text:span><text:span text:style-name="T7"><text:placeholder text:placeholder-type="text">&lt;o.transportation_method_id.name or ''&gt;</text:placeholder></text:span></text:p>
            <text:p text:style-name="P63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0"/>
          </table:table-cell>
          <table:covered-table-cell/>
          <table:table-cell table:style-name="Tabella2.D2" table:number-columns-spanned="2" office:value-type="string">
            <text:p text:style-name="P51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4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2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8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47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8"><text:placeholder text:placeholder-type="text">&lt;get_language('NOTE', getLang())&gt;</text:placeholder></text:p>
            <text:p text:style-name="P19"><text:placeholder text:placeholder-type="text">&lt;if test='o.text_note_post'&gt;</text:placeholder></text:p>
            <text:p text:style-name="P20"><text:placeholder text:placeholder-type="text">&lt;o.text_note_post.strip()&gt;</text:placeholder></text:p>
            <text:p text:style-name="P19"><text:placeholder text:placeholder-type="text">&lt;/if&gt;</text:placeholder></text:p>
            <text:p text:style-name="P56"><text:placeholder text:placeholder-type="text">&lt;('%s\n' % o.print_volume_text) if o.print_volume_text else ''&gt;</text:placeholder><text:placeholder text:placeholder-type="text">&lt;o.note or ''&gt;</text:placeholder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1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6.292cm"/>
    </style:style>
    <style:style style:name="Tabella4.C" style:family="table-column">
      <style:table-column-properties style:column-width="8.708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9pt" officeooo:rsid="0002ba08" style:font-size-asian="9pt" style:font-size-complex="9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0.7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99cm" fo:margin-left="0cm" fo:margin-right="0cm" fo:margin-bottom="0.499cm" style:dynamic-spacing="false"/>
      </style:header-style>
      <style:footer-style>
        <style:header-footer-properties svg:height="1.6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/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907cm" style:rel-width="35%" svg:height="2.678cm" style:rel-height="scale-min" draw:z-index="0"><draw:text-box><text:p text:style-name="MP5"/></draw:text-box></draw:frame><text:span text:style-name="MT1"><text:placeholder text:placeholder-type="text">&lt;if test="company.pefc_certified and company.pefc_from_date&lt;= o.date"&gt;</text:placeholder></text:span><text:span text:style-name="MT1"><draw:frame draw:style-name="Mfr2" draw:name="image:asimage(company.pefc_logo) " text:anchor-type="as-char" svg:width="1.827cm" style:rel-width="22%" svg:height="2.679cm" style:rel-height="scale-min" draw:z-index="1"><draw:text-box><text:p text:style-name="Frame_20_contents"/></draw:text-box></draw:frame></text:span><text:span text:style-name="MT1"><text:placeholder text:placeholder-type="text">&lt;/if&gt;</text:placeholder></text:span><text:span text:style-name="MT1"><text:placeholder text:placeholder-type="text">&lt;if test="company.fsc_certified and company.fsc_from_date&lt;= o.date"&gt;</text:placeholder></text:span><text:span text:style-name="MT1"><draw:frame draw:style-name="Mfr2" draw:name="image:asimage(company.fsc_logo) " text:anchor-type="as-char" svg:width="1.827cm" style:rel-width="22%" svg:height="2.678cm" style:rel-height="scale-min" draw:z-index="2"><draw:text-box><text:p text:style-name="Frame_20_contents"/></draw:text-box></draw:frame></text:span><text:span text:style-name="MT1"><text:placeholder text:placeholder-type="text">&lt;/if&gt;</text:placeholder></text:span></text:p>
            </table:table-cell>
          </table:table-row>
        </table:table>
        <text:p text:style-name="MP6"/>
      </style:header>
      <style:footer>
        <text:p text:style-name="MP7"><text:span text:style-name="MT2">Pag. </text:span><text:span text:style-name="MT2"><text:page-number text:select-page="current">1</text:page-number></text:span><text:span text:style-name="MT2"> di </text:span><text:span text:style-name="MT2"><text:page-count>1</text:page-count></text:span></text:p>
        <text:p text:style-name="MP8"><text:span text:style-name="MT3"><text:placeholder text:placeholder-type="text">&lt;company.name&gt;</text:placeholder></text:span> 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<text:p text:style-name="MP8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4-21T08:39:16.457391259</dc:date>
    <meta:editing-duration>P6DT7H54M44S</meta:editing-duration>
    <meta:editing-cycles>904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1" meta:word-count="287" meta:character-count="3697" meta:non-whitespace-character-count="3478"/>
    <meta:user-defined meta:name="Info 1"/>
    <meta:user-defined meta:name="Info 2"/>
    <meta:user-defined meta:name="Info 3"/>
    <meta:user-defined meta:name="Info 4"/>
  </office:meta>
</office:document-meta>
</file>